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dreas Landgrebe</text:p>
      <text:p text:style-name="Standard">November 12, 2013</text:p>
      <text:p text:style-name="Standard"/>
      <text:p text:style-name="Standard">Deliverable 5:</text:p>
      <text:p text:style-name="Standard"/>
      <text:p text:style-name="Standard">In the output produced by the run.sh script, all of the four builds that was being tested was successfully. <text:s/>On the first part of the run.sh script, the project is being tested if it is compiling and mutating. In this example. During this first part, the bin directory is being cleared and deleted, then it will create another bin directory where all of the source code that is compiled. After this, it will test if it compiles and then it is generate the mutants. Another this build was successful, the script will now test if the tests are compiling. If will go through the build file and then go to the tests cases to see if all of the test cases are compiling correctly. From the output shown, the test cases were successfully compiled and the build was successful which took 1 second in total. After this, the script will now run the tests without mutation analysis which is the same as running the command ant test. From this, it will now go through the build file and go through each junit test that is being written. From the output, each junit test, will display the test cases and show how much time it took for the test cases to be run. From the top of the output being shown when the tests cases are being run, the output will show the number of tests being run, the number of failures, the number of errors, and how long it took for all of the test to be run. At the bottom of the screen, it will show that the build was successful and total time was 1 second. The last part that the script was going through is to run the tests with mutation analysis. <text:s/>So it will go to the build file to be able to run the test by using mutation analysis. As shown in the output, the junit testing will have the mutation analysis enabled and this analysis will show a number of key information. The first number will show how many ordered test will run to verify independency. After this, the mutation analysis will display the amount of time it took to preprocess the mutation analysis. After display the time it took to preprocess, the next number being displayed is the number of mutants that is being covered. After this, it will display how long it takes the run the test suites which took 32 milliseconds. After this, it will the total time it has taken so far to run the tests cases and show the number of mutants that was killed and the number of mutants that was covered in total. From this, it will show the number of mutants that was killed and how many that was currently live in the test cases. <text:s/>As shown in the output, there are 70 mutants that are killed and 9 that are currently live in the source code. After this, it has now displayed the total summary from the run the test cases with the mutation analysis. This summary include the total run time with the mutation analysis, the percentage of mutation that was killed <text:s/>over live (the mutation score in this case was 88.61%), and the number of mutants that was killed divided by the number of mutants live. After this, the result of the test cases will now export the runtime results to results.csv and the mutant kill details to kill.csv.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s Landgrebe</meta:initial-creator>
    <meta:creation-date>2013-11-12T15:46:18</meta:creation-date>
    <dc:date>2013-11-12T19:05:57</dc:date>
    <dc:creator>Andreas Landgrebe</dc:creator>
    <meta:editing-duration>PT16M52S</meta:editing-duration>
    <meta:editing-cycles>3</meta:editing-cycles>
    <meta:generator>LibreOffice/3.5$Linux_X86_64 LibreOffice_project/350m1$Build-2</meta:generator>
    <meta:document-statistic meta:table-count="0" meta:image-count="0" meta:object-count="0" meta:page-count="1" meta:paragraph-count="4" meta:word-count="583" meta:character-count="3155" meta:non-whitespace-character-count="2571"/>
  </office:meta>
</office:document-meta>
</file>